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eea" officeooo:paragraph-rsid="00093eea"/>
    </style:style>
    <style:style style:name="P2" style:family="paragraph" style:parent-style-name="Standard">
      <style:text-properties officeooo:rsid="000a31ff" officeooo:paragraph-rsid="000a31ff"/>
    </style:style>
    <style:style style:name="P3" style:family="paragraph" style:parent-style-name="Standard">
      <style:text-properties officeooo:rsid="000ca2bf" officeooo:paragraph-rsid="000ca2bf"/>
    </style:style>
    <style:style style:name="P4" style:family="paragraph" style:parent-style-name="Text_20_body">
      <style:text-properties officeooo:rsid="000a3609" officeooo:paragraph-rsid="000a3609"/>
    </style:style>
    <style:style style:name="P5" style:family="paragraph" style:parent-style-name="Standard">
      <style:text-properties officeooo:rsid="00093eea" officeooo:paragraph-rsid="00093eea"/>
    </style:style>
    <style:style style:name="P6" style:family="paragraph" style:parent-style-name="Standard">
      <style:text-properties officeooo:rsid="000d8571" officeooo:paragraph-rsid="000d8571"/>
    </style:style>
    <style:style style:name="P7" style:family="paragraph" style:parent-style-name="Heading_20_1">
      <style:text-properties officeooo:rsid="000a3609" officeooo:paragraph-rsid="000a3609"/>
    </style:style>
    <style:style style:name="T1" style:family="text">
      <style:text-properties officeooo:rsid="000b07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On this card (8)</text:h>
      <text:p text:style-name="P4">Vivaldi - <text:a xlink:type="simple" xlink:href="https://vivaldi.com/blog/vivaldi-for-raspberry-pi" text:style-name="Internet_20_link" text:visited-style-name="Visited_20_Internet_20_Link">https://vivaldi.com/blog/vivaldi-for-raspberry-pi</text:a>, al<text:span text:style-name="T1">s</text:span>o in downloads/</text:p>
      <text:h text:style-name="Heading_20_2" text:outline-level="2">Camera control</text:h>
      <text:p text:style-name="P3">Adafruit</text:p>
      <text:p text:style-name="P3"/>
      <text:p text:style-name="P1">Pins 0 controls horizontal and 2 controls vertical. Brown cable to edge.</text:p>
      <text:p text:style-name="P1"/>
      <text:p text:style-name="P2">Latest file is poskbd which has restore to a set position, preview, photo, and video.</text:p>
      <text:p text:style-name="P2"/>
      <text:p text:style-name="P2">Eurgle.py</text:p>
      <text:p text:style-name="P1"/>
      <text:p text:style-name="P6">omxplayer video.h2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39:51.158737045</meta:creation-date>
    <dc:date>2017-12-28T14:59:54.586774067</dc:date>
    <meta:editing-duration>PT22M16S</meta:editing-duration>
    <meta:editing-cycles>5</meta:editing-cycles>
    <meta:generator>LibreOffice/5.2.7.2$Linux_ARM_EABI LibreOffice_project/528e71104c3fcc3637004cef595401b05295414c</meta:generator>
    <meta:document-statistic meta:table-count="0" meta:image-count="0" meta:object-count="0" meta:page-count="1" meta:paragraph-count="8" meta:word-count="43" meta:character-count="303" meta:non-whitespace-character-count="268"/>
  </office:meta>
</office:document-meta>
</file>